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gnorableWhitespace.IgnorableWhitespace( ParsingContext parsingContext , Locator location , char [ ] chars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gnorableWhitespace.characters( char [ ] ch , int offse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gnorableWhitespace.execute( final XMLConsumer consumer , ObjectModel objectModel , ExecutionContext executionContext , MacroContext macroContext , NamespacesTable namespaces , Event startEvent , Event en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